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ottie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Lottie</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lottie.html" text:style-name="Internet_20_link" text:visited-style-name="Visited_20_Internet_20_Link">link</text:a>)</text:p>

            
                <text:list xml:id="list_Lottie2" text:continue-numbering="true" text:continue-list="list_Lotti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ottie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Lottie4" text:continue-numbering="true" text:continue-list="list_Lottie3"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Lottie5" text:continue-numbering="true" text:continue-list="list_Lottie4"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Lottie6"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ottie7" text:continue-numbering="true" text:continue-list="list_Lottie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ottie8" text:continue-numbering="true" text:continue-list="list_Lottie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Lottie9"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Lottie10" text:continue-numbering="true" text:continue-list="list_Lottie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ottie11" text:continue-numbering="true" text:continue-list="list_Lottie1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Lottie12"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Lottie13" text:continue-numbering="true" text:continue-list="list_Lottie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ottie14" text:continue-numbering="true" text:continue-list="list_Lottie1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Lottie15"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Lottie16" text:continue-numbering="true" text:continue-list="list_Lottie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ottie17" text:continue-numbering="true" text:continue-list="list_Lottie1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Lottie18"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Lottie19" text:continue-numbering="true" text:continue-list="list_Lottie17"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Lottie20" text:continue-numbering="true" text:continue-list="list_Lottie1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Lottie21" text:continue-numbering="true" text:continue-list="list_Lottie2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Lottie22" text:continue-numbering="true" text:continue-list="list_Lottie21"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ottie23" text:continue-numbering="true" text:continue-list="list_Lottie2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Lottie24" text:continue-numbering="true" text:continue-list="list_Lottie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Lottie25" text:continue-numbering="true" text:continue-list="list_Lottie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Lottie26" text:continue-numbering="true" text:continue-list="list_Lottie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Lottie27" text:continue-numbering="true" text:continue-list="list_Lottie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Lottie28" text:continue-numbering="true" text:continue-list="list_Lottie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Lottie29" text:continue-numbering="true" text:continue-list="list_Lottie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Lottie30" text:continue-numbering="true" text:continue-list="list_Lottie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Lottie31" text:continue-numbering="true" text:continue-list="list_Lottie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Lottie32" text:continue-numbering="true" text:continue-list="list_Lottie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Lottie33" text:continue-numbering="true" text:continue-list="list_Lottie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Lottie34" text:continue-numbering="true" text:continue-list="list_Lottie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Lottie35" text:continue-numbering="true" text:continue-list="list_Lottie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Lottie36" text:continue-numbering="true" text:continue-list="list_Lottie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Lottie37" text:continue-numbering="true" text:continue-list="list_Lottie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Lottie38" text:continue-numbering="true" text:continue-list="list_Lottie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Lottie39" text:continue-numbering="true" text:continue-list="list_Lottie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Lottie40" text:continue-numbering="true" text:continue-list="list_Lottie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Lottie41" text:continue-numbering="true" text:continue-list="list_Lottie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Lottie42" text:continue-numbering="true" text:continue-list="list_Lottie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Lottie43" text:continue-numbering="true" text:continue-list="list_Lottie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Lottie44" text:continue-numbering="true" text:continue-list="list_Lottie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Lottie45" text:continue-numbering="true" text:continue-list="list_Lottie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Lottie46" text:continue-numbering="true" text:continue-list="list_Lottie45"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Lottie47"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Lottie48" text:continue-numbering="true" text:continue-list="list_Lottie46"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Lottie49"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Lottie50" text:continue-numbering="true" text:continue-list="list_Lottie48"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Lottie51"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Lottie52" text:continue-numbering="true" text:continue-list="list_Lottie50"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Lottie53"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Lottie54" text:continue-numbering="true" text:continue-list="list_Lottie5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Lottie55" text:continue-numbering="true" text:continue-list="list_Lottie54"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Lottie56" text:continue-numbering="true" text:continue-list="list_Lottie55"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Lottie57" text:continue-numbering="true" text:continue-list="list_Lottie56"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Lottie58" text:continue-numbering="true" text:continue-list="list_Lottie57"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Lottie59" text:continue-numbering="true" text:continue-list="list_Lottie58"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Lottie60" text:continue-numbering="true" text:continue-list="list_Lottie59"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ottie61" text:continue-numbering="true" text:continue-list="list_Lottie6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ottie6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ottie63" text:continue-numbering="true" text:continue-list="list_Lottie6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ottie64" text:continue-numbering="true" text:continue-list="list_Lottie6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ottie65" text:continue-numbering="true" text:continue-list="list_Lottie6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